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eb613d" draw:textarea-horizontal-align="justify" draw:textarea-vertical-align="middle" draw:auto-grow-height="false"/>
    </style:style>
    <style:style style:name="gr3" style:family="graphic" style:parent-style-name="standard">
      <style:graphic-properties draw:fill-color="#e6e64c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  <style:text-properties fo:font-family="'Anonymous Pro'" style:font-pitch="fixed" fo:font-weight="bold" style:font-weight-asian="bold" style:font-weight-complex="bold"/>
    </style:style>
    <style:style style:name="P2" style:family="paragraph">
      <style:paragraph-properties fo:text-align="center"/>
      <style:text-properties fo:font-family="'Anonymous Pro'" style:font-pitch="fixed"/>
    </style:style>
    <style:style style:name="P3" style:family="paragraph">
      <style:paragraph-properties fo:text-align="center"/>
      <style:text-properties fo:font-family="'Anonymous Pro'" style:font-pitch="fixed"/>
    </style:style>
    <style:style style:name="P4" style:family="paragraph">
      <style:paragraph-properties fo:text-align="center"/>
    </style:style>
    <style:style style:name="T1" style:family="text">
      <style:text-properties fo:font-family="'Anonymous Pro'" style:font-pitch="fixed" fo:font-weight="bold" style:font-weight-asian="bold" style:font-weight-complex="bold"/>
    </style:style>
    <style:style style:name="T2" style:family="text">
      <style:text-properties fo:font-family="'Anonymous Pro'" style:font-pitch="fixed"/>
    </style:style>
    <style:style style:name="T3" style:family="text">
      <style:text-properties fo:font-family="'Anonymous Pro'" style:font-pitch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2" draw:layer="layout" svg:width="14cm" svg:height="5.5cm" svg:x="3.5cm" svg:y="10.5cm">
          <text:p text:style-name="P1"><text:span text:style-name="T1">MAIN SCRIPT</text:span></text:p>
          <text:p text:style-name="P1"><text:span text:style-name="T1">- destination take priority over port</text:span></text:p>
          <text:p text:style-name="P1"><text:span text:style-name="T1">- port take priority over protocol</text:span></text:p>
          <text:p text:style-name="P1"><text:span text:style-name="T1">- protocol take priority over default</text:span></text:p>
          <text:p text:style-name="P1"><text:span text:style-name="T1">- snat only addresses listed in config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2" draw:id="id1" draw:layer="layout" svg:width="18cm" svg:height="6.5cm" svg:x="1.5cm" svg:y="1.5cm">
          <text:p text:style-name="P2"><text:span text:style-name="T1">CONFIG FILE</text:span></text:p>
          <text:p text:style-name="P2"><text:span text:style-name="T2">gw1-ip = x.x.x.x</text:span></text:p>
          <text:p text:style-name="P2"><text:span text:style-name="T2">gw1-mac = aa:aa:aa:aa:aa</text:span></text:p>
          <text:p text:style-name="P3"><text:span text:style-name="T3">gw2-ip = y.y.y.y</text:span></text:p>
          <text:p text:style-name="P2"><text:span text:style-name="T2">gw2-mac = bb:bb:bb:bb:bb</text:span></text:p>
          <text:p text:style-name="P2"><text:span text:style-name="T2">snat = &lt;ip/prefix&gt; [&lt;ip/prefix&gt;]</text:span></text:p>
          <text:p text:style-name="P2"><text:span text:style-name="T2">default = [gw1|gw2|balanced]</text:span></text:p>
          <text:p text:style-name="P2"><text:span text:style-name="T2">[port|destination|proto] = &lt;needle&gt; &lt;gateway&gt;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4" draw:id="id3" draw:layer="layout" svg:width="5.5cm" svg:height="3cm" svg:x="3.5cm" svg:y="18.5cm">
          <text:p text:style-name="P4">Routing</text:p>
          <text:p text:style-name="P4">Table 1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4" draw:id="id4" draw:layer="layout" svg:width="5.5cm" svg:height="3cm" svg:x="11.5cm" svg:y="18.5cm">
          <text:p text:style-name="P4">Routing</text:p>
          <text:p text:style-name="P4">Table 2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4" draw:layer="layout" draw:type="lines" svg:x1="10.498cm" svg:y1="7.998cm" svg:x2="10.5cm" svg:y2="10.5cm" draw:start-shape="id1" draw:start-glue-point="6" draw:end-shape="id2" svg:d="m10498 7998v503l2 1498v501">
          <text:p/>
        </draw:connector>
        <draw:connector draw:style-name="gr4" draw:text-style-name="P4" draw:layer="layout" draw:type="lines" svg:x1="10.498cm" svg:y1="16cm" svg:x2="6.936cm" svg:y2="18.5cm" draw:start-shape="id2" draw:start-glue-point="6" draw:end-shape="id3" draw:end-glue-point="4" svg:d="m10498 16000v502l-3562 1497v501">
          <text:p/>
        </draw:connector>
        <draw:connector draw:style-name="gr4" draw:text-style-name="P4" draw:layer="layout" draw:type="lines" svg:x1="10.498cm" svg:y1="16cm" svg:x2="14.249cm" svg:y2="18.5cm" draw:start-shape="id2" draw:start-glue-point="6" draw:end-shape="id4" draw:end-glue-point="5" svg:d="m10498 16000v502l3751 1497v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Phillip Smith</meta:initial-creator>
    <meta:creation-date>2010-03-04T14:27:11</meta:creation-date>
    <dc:date>2010-03-04T14:39:48</dc:date>
    <dc:creator>Phillip Smith</dc:creator>
    <meta:editing-duration>PT00H01M36S</meta:editing-duration>
    <meta:editing-cycles>2</meta:editing-cycles>
    <meta:generator>OpenOffice.org/3.1$Linux OpenOffice.org_project/310m19$Build-9420</meta:generator>
    <meta:document-statistic meta:object-count="7"/>
  </office:meta>
</office:document-meta>
</file>